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Platform URI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Sensor UR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los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palsa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qu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msr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qu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odis_aqu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ur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om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coriolis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windSa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msp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sm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msp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smi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ats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sa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gomo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eri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erisFR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erisR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ipa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ra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ciamachy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miWsErs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tsrErs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raErs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miWsErs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tsrErs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gom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raErs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engyun3B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wr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comW1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msr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fo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gfo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oes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goesImag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tanso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tansoCa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tansoF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ice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gla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jason1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poseidon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jason2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poseidon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etm+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tm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s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ol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tir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ir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msu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sca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vhr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vhrrGac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gome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ias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sg1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eviri_msg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sg3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eviri_msg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tsat1R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jam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nimbus7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mm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vhr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vhrrGac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vhrrLac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vhrrHrp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odin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osiri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odin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m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orbview2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eaWiF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arasol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pold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c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c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cisat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ceF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pot4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vegetat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pot5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hr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modi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sarX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ast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opexPoseidon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posedion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rmm</text:p>
          </table:table-cell>
          <table:table-cell office:value-type="string" table:style-name="ce4">
            <text:p>hasInstrument</text:p>
          </table:table-cell>
          <table:table-cell office:value-type="string" table:style-name="ce2">
            <text:p>tmi</text:p>
          </table:table-cell>
          <table:table-cell table:number-columns-repeated="16381"/>
        </table:table-row>
        <table:table-row table:number-rows-repeated="13" table:style-name="ro1">
          <table:table-cell table:style-name="ce5"/>
          <table:table-cell table:number-columns-repeated="16383" table:style-name="ce1"/>
        </table:table-row>
        <table:table-row table:number-rows-repeated="23" table:style-name="ro1">
          <table:table-cell table:style-name="ce5"/>
          <table:table-cell table:number-columns-repeated="16383"/>
        </table:table-row>
        <table:table-row table:number-rows-repeated="1048473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0-29T15:32:23Z</meta:creation-date>
    <dc:date>2015-10-30T09:34:18Z</dc:date>
  </office:meta>
</office:document-meta>
</file>